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68cm"/>
    </style:style>
    <style:style style:name="co2" style:family="table-column">
      <style:table-column-properties fo:break-before="auto" style:column-width="7.056cm"/>
    </style:style>
    <style:style style:name="co3" style:family="table-column">
      <style:table-column-properties fo:break-before="auto" style:column-width="6.31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7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 style:data-style-name="N30"/>
    <style:style style:name="ce7" style:family="table-cell" style:parent-style-name="Default" style:data-style-name="N30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4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12">
            <text:p>Configuration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配置文件文件格式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int loadConfiguration()</text:p>
          </table:table-cell>
          <table:table-cell office:value-type="string" calcext:value-type="string">
            <text:p>读取文件形式的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const string operator[](const char *) const</text:p>
          </table:table-cell>
          <table:table-cell office:value-type="string" calcext:value-type="string">
            <text:p>获取配置内容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08" calcext:value-type="date">
            <text:p>16年3月8日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10">
            <text:p>Util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getCurrentUnixTimeMs(封装gettimeofday)</text:p>
          </table:table-cell>
          <table:table-cell office:value-type="string" calcext:value-type="string">
            <text:p>获取当前的毫秒(长整数返回)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daemonize</text:p>
          </table:table-cell>
          <table:table-cell office:value-type="string" calcext:value-type="string">
            <text:p>守护进程化, 照抄APUE即可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14">
            <text:p>Cluster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itConfig()</text:p>
          </table:table-cell>
          <table:table-cell office:value-type="string" calcext:value-type="string">
            <text:p>读取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9" calcext:value-type="date">
            <text:p>16年3月9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it()</text:p>
          </table:table-cell>
          <table:table-cell office:value-type="string" calcext:value-type="string">
            <text:p>初始化网络连接等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3-09" calcext:value-type="date">
            <text:p>16年3月9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dele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table:number-columns-repeated="1019"/>
        </table:table-row>
        <table:table-row table:style-name="ro2">
          <table:covered-table-cell table:style-name="ce4"/>
          <table:table-cell table:style-name="ce5" table:number-columns-repeated="3"/>
          <table:table-cell table:style-name="ce7"/>
          <table:table-cell table:style-name="ce5"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toLead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t toFollow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t toCandidat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nextCronTim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t cron()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14" calcext:value-type="date">
            <text:p>16年3月14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8">
            <text:p>ClusterClient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总 <text:s text:c="2"/>1</text:p>
          </table:table-cell>
          <table:table-cell office:value-type="date" office:date-value="2016-03-16" calcext:value-type="date">
            <text:p>16年3月16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8">
            <text:p>Sibling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cognizeSiblings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17" calcext:value-type="date">
            <text:p>16年3月17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onnectSiblings()</text:p>
          </table:table-cell>
          <table:table-cell table:number-columns-repeated="1022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add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lete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6">
            <text:p>Parent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lete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7">
            <text:p>Children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cognizeChildren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2" calcext:value-type="date">
            <text:p>16年3月22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onnectChildren()</text:p>
          </table:table-cell>
          <table:table-cell table:number-columns-repeated="1022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add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lete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6">
            <text:p>Entry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3-23" calcext:value-type="date">
            <text:p>16年3月23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6">
            <text:p>PersistenceFile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signing, requirement not clear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24" calcext:value-type="date">
            <text:p>16年3月24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10">
            <text:p>Command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questVote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5" calcext:value-type="date">
            <text:p>16年3月25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plyRequestVote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8" calcext:value-type="date">
            <text:p>16年3月28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appendEn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9" calcext:value-type="date">
            <text:p>16年3月29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plyAppendEn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30" calcext:value-type="date">
            <text:p>16年3月30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IAMClus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31" calcext:value-type="date">
            <text:p>16年3月31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direct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4-01" calcext:value-type="date">
            <text:p>16年4月1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4-02" calcext:value-type="date">
            <text:p>16年4月2日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00／00／00</text:date>, <text:time style:data-style-name="N2" text:time-value="19:30:57.176198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4M39S</meta:editing-duration>
    <meta:editing-cycles>21</meta:editing-cycles>
    <meta:generator>LibreOffice/4.2.8.2$Linux_X86_64 LibreOffice_project/420m0$Build-2</meta:generator>
    <dc:date>2016-03-06T20:26:57.060517618</dc:date>
    <meta:document-statistic meta:table-count="3" meta:cell-count="119" meta:object-count="0"/>
    <meta:user-defined meta:name="Info 1"/>
    <meta:user-defined meta:name="Info 2"/>
    <meta:user-defined meta:name="Info 3"/>
    <meta:user-defined meta:name="Info 4"/>
  </office:meta>
</office:document-meta>
</file>